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n=50_b=0.1_c=0.2_d=0.1</text:p>
          </table:table-cell>
          <table:table-cell office:value-type="string">
            <text:p>n=50_b=0.1_c=0.3_d=0.1</text:p>
          </table:table-cell>
          <table:table-cell office:value-type="string">
            <text:p>n=50_b=0.2_c=0.1_d=0.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0200154">
            <text:p>0.0010200154</text:p>
          </table:table-cell>
          <table:table-cell office:value-type="float" office:value="0.02118406">
            <text:p>0.02118406</text:p>
          </table:table-cell>
          <table:table-cell table:style-name="ce1" office:value-type="float" office:value="0.00000005377448">
            <text:p>5.38E-008</text:p>
          </table:table-cell>
          <table:table-cell table:style-name="ce1"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498011">
            <text:p>0.8498011</text:p>
          </table:table-cell>
          <table:table-cell office:value-type="float" office:value="29.56912">
            <text:p>29.56912</text:p>
          </table:table-cell>
          <table:table-cell table:style-name="ce1" office:value-type="float" office:value="0.00004755046">
            <text:p>4.76E-005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183513">
            <text:p>0.8183513</text:p>
          </table:table-cell>
          <table:table-cell office:value-type="float" office:value="9.849035">
            <text:p>9.849035</text:p>
          </table:table-cell>
          <table:table-cell table:style-name="ce1" office:value-type="float" office:value="0.00003305794">
            <text:p>3.31E-005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6401095">
            <text:p>2.6401095</text:p>
          </table:table-cell>
          <table:table-cell office:value-type="float" office:value="12.164527">
            <text:p>12.164527</text:p>
          </table:table-cell>
          <table:table-cell table:style-name="ce1" office:value-type="float" office:value="0.00008142642">
            <text:p>8.14E-005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 table:style-name="ce1" office:value-type="float" office:value="-7.10543E-015">
            <text:p>-7.11E-015</text:p>
          </table:table-cell>
          <table:table-cell table:style-name="ce1"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89513">
            <text:p>0.089513</text:p>
          </table:table-cell>
          <table:table-cell office:value-type="float" office:value="0.9516426">
            <text:p>0.9516426</text:p>
          </table:table-cell>
          <table:table-cell office:value-type="float" office:value="56.7320709">
            <text:p>56.732070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001722">
            <text:p>8.001722</text:p>
          </table:table-cell>
          <table:table-cell office:value-type="float" office:value="1.0942266">
            <text:p>1.0942266</text:p>
          </table:table-cell>
          <table:table-cell office:value-type="float" office:value="36.34242">
            <text:p>36.3424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6946573">
            <text:p>13.6946573</text:p>
          </table:table-cell>
          <table:table-cell office:value-type="float" office:value="18.853836">
            <text:p>18.853836</text:p>
          </table:table-cell>
          <table:table-cell office:value-type="float" office:value="6.85764685">
            <text:p>6.8576468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1.834204">
            <text:p>1121.834204</text:p>
          </table:table-cell>
          <table:table-cell office:value-type="float" office:value="755.231808">
            <text:p>755.231808</text:p>
          </table:table-cell>
          <table:table-cell office:value-type="float" office:value="105.223718">
            <text:p>105.22371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865.385">
            <text:p>123865.385</text:p>
          </table:table-cell>
          <table:table-cell office:value-type="float" office:value="113812.61">
            <text:p>113812.61</text:p>
          </table:table-cell>
          <table:table-cell office:value-type="float" office:value="701594">
            <text:p>70159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73.723">
            <text:p>2473.723</text:p>
          </table:table-cell>
          <table:table-cell office:value-type="float" office:value="2439.597">
            <text:p>2439.597</text:p>
          </table:table-cell>
          <table:table-cell office:value-type="float" office:value="4678.663">
            <text:p>4678.66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75.2758">
            <text:p>1775.2758</text:p>
          </table:table-cell>
          <table:table-cell office:value-type="float" office:value="202407.062">
            <text:p>202407.062</text:p>
          </table:table-cell>
          <table:table-cell office:value-type="float" office:value="5422379.227478">
            <text:p>5422379.22747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663612">
            <text:p>10.663612</text:p>
          </table:table-cell>
          <table:table-cell office:value-type="float" office:value="25.62752">
            <text:p>25.62752</text:p>
          </table:table-cell>
          <table:table-cell office:value-type="float" office:value="51.475395">
            <text:p>51.47539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252461">
            <text:p>0.002252461</text:p>
          </table:table-cell>
          <table:table-cell office:value-type="float" office:value="0.02315924">
            <text:p>0.02315924</text:p>
          </table:table-cell>
          <table:table-cell office:value-type="float" office:value="0.002495548">
            <text:p>0.00249554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.52456">
            <text:p>42.52456</text:p>
          </table:table-cell>
          <table:table-cell office:value-type="float" office:value="21.36685">
            <text:p>21.36685</text:p>
          </table:table-cell>
          <table:table-cell office:value-type="float" office:value="215.74274">
            <text:p>215.7427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5614026">
            <text:p>7.5614026</text:p>
          </table:table-cell>
          <table:table-cell office:value-type="float" office:value="4.7257255">
            <text:p>4.7257255</text:p>
          </table:table-cell>
          <table:table-cell office:value-type="float" office:value="24.918287">
            <text:p>24.918287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30957944">
            <text:p>1.30957944</text:p>
          </table:table-cell>
          <table:table-cell office:value-type="float" office:value="0.2318271">
            <text:p>0.2318271</text:p>
          </table:table-cell>
          <table:table-cell office:value-type="float" office:value="5.096973">
            <text:p>5.09697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1647324">
            <text:p>1.1647324</text:p>
          </table:table-cell>
          <table:table-cell office:value-type="float" office:value="0.7394535">
            <text:p>0.7394535</text:p>
          </table:table-cell>
          <table:table-cell office:value-type="float" office:value="15.943451">
            <text:p>15.94345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3939151">
            <text:p>1.3939151</text:p>
          </table:table-cell>
          <table:table-cell office:value-type="float" office:value="1.657451">
            <text:p>1.657451</text:p>
          </table:table-cell>
          <table:table-cell office:value-type="float" office:value="12.66289">
            <text:p>12.6628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134916">
            <text:p>0.3134916</text:p>
          </table:table-cell>
          <table:table-cell office:value-type="float" office:value="0.6559257">
            <text:p>0.6559257</text:p>
          </table:table-cell>
          <table:table-cell office:value-type="float" office:value="0.6294427">
            <text:p>0.629442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4549109364555">
            <text:p>3.4549109365</text:p>
          </table:table-cell>
          <table:table-cell office:value-type="float" office:value="1.82214615632">
            <text:p>1.8221461563</text:p>
          </table:table-cell>
          <table:table-cell office:value-type="float" office:value="9.00867210015106">
            <text:p>9.008672100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.38678000806">
            <text:p>6.3867800081</text:p>
          </table:table-cell>
          <table:table-cell office:value-type="float" office:value="2.818280703">
            <text:p>2.818280703</text:p>
          </table:table-cell>
          <table:table-cell office:value-type="float" office:value="8.4510727">
            <text:p>8.451072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115788">
            <text:p>0.8115788</text:p>
          </table:table-cell>
          <table:table-cell office:value-type="float" office:value="1.319376">
            <text:p>1.319376</text:p>
          </table:table-cell>
          <table:table-cell office:value-type="float" office:value="2.7187723">
            <text:p>2.71877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.37992">
            <text:p>21.37992</text:p>
          </table:table-cell>
          <table:table-cell office:value-type="float" office:value="36.25525">
            <text:p>36.25525</text:p>
          </table:table-cell>
          <table:table-cell office:value-type="float" office:value="70.11402">
            <text:p>70.1140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9/12/2013</text:date>, <text:time>01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9T01:27:54.38</dc:date>
    <dc:creator>Mirjam Skarica</dc:creator>
    <meta:document-statistic meta:table-count="1" meta:cell-count="99" meta:object-count="0"/>
    <meta:generator>OpenOffice/4.0.1$Win32 OpenOffice.org_project/401m5$Build-9714</meta:generator>
  </office:meta>
</office:document-meta>
</file>